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66c0" officeooo:paragraph-rsid="000b66c0"/>
    </style:style>
    <style:style style:name="P2" style:family="paragraph" style:parent-style-name="Standard">
      <style:paragraph-properties fo:text-align="justify" style:justify-single-word="false"/>
      <style:text-properties officeooo:rsid="000b66c0" officeooo:paragraph-rsid="000b66c0"/>
    </style:style>
    <style:style style:name="P3" style:family="paragraph" style:parent-style-name="Standard">
      <style:text-properties fo:color="#2a6099" loext:opacity="100%" fo:font-size="18pt" officeooo:rsid="000b66c0" officeooo:paragraph-rsid="000b66c0" style:font-size-asian="18pt" style:font-size-complex="18pt"/>
    </style:style>
    <style:style style:name="P4" style:family="paragraph" style:parent-style-name="Standard">
      <style:text-properties officeooo:rsid="000bfcc4" officeooo:paragraph-rsid="000bfcc4"/>
    </style:style>
    <style:style style:name="P5" style:family="paragraph" style:parent-style-name="Standard">
      <style:text-properties officeooo:rsid="000bfcc4" officeooo:paragraph-rsid="000c8dcd"/>
    </style:style>
    <style:style style:name="P6" style:family="paragraph" style:parent-style-name="Standard">
      <style:text-properties fo:font-weight="bold" officeooo:rsid="000b66c0" officeooo:paragraph-rsid="000b66c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b66c0" officeooo:paragraph-rsid="000b66c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f18c9" officeooo:paragraph-rsid="000f18c9" style:font-weight-asian="bold" style:font-weight-complex="bold"/>
    </style:style>
    <style:style style:name="T1" style:family="text">
      <style:text-properties officeooo:rsid="000e68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Guy’s adventure</text:p>
      <text:p text:style-name="P1"/>
      <text:p text:style-name="P6">Genre and main mechanics</text:p>
      <text:p text:style-name="P1"/>
      <text:p text:style-name="P4">2.5 D Platformer</text:p>
      <text:p text:style-name="P1"/>
      <text:p text:style-name="P1"/>
      <text:p text:style-name="P7">Story and setting</text:p>
      <text:p text:style-name="P2"/>
      <text:p text:style-name="P5"><text:span text:style-name="T1">The game takes</text:span> place in the afterlife made out of 3 regions: the High-Lands, the Low-Wastes and the Central-Forest.</text:p>
      <text:p text:style-name="P5">The world that game takes place in has a conscience of its own and assigns the place every soul has to stay in.</text:p>
      <text:p text:style-name="P5">The High-Lands is the area made for souls of people that the afterlife considers good or worthy.</text:p>
      <text:p text:style-name="P5">The Low-Wastes is a desert-like place where all the souls that the afterlife considers sinners are placed for them to suffer.</text:p>
      <text:p text:style-name="P5">The Central-Forest is the largest of the regions and is made for the ones that the afterlife doesn’t know where to send them. It’s a place infested with demons that test the souls and see if they become greedy and selfish or selfless and willing to redeem themselves. </text:p>
      <text:p text:style-name="P2"/>
      <text:p text:style-name="P7">Enemies</text:p>
      <text:p text:style-name="P2"/>
      <text:p text:style-name="P8">NPCs</text:p>
      <text:p text:style-name="P2"/>
      <text:p text:style-name="P7">Stealth</text:p>
      <text:p text:style-name="P2"/>
      <text:p text:style-name="P7">Comba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30T20:47:58.129000000</meta:creation-date>
    <meta:generator>LibreOffice/7.4.3.2$Windows_X86_64 LibreOffice_project/1048a8393ae2eeec98dff31b5c133c5f1d08b890</meta:generator>
    <dc:date>2023-12-30T21:58:30.462000000</dc:date>
    <meta:editing-duration>PT1H10M30S</meta:editing-duration>
    <meta:editing-cycles>5</meta:editing-cycles>
    <meta:document-statistic meta:table-count="0" meta:image-count="0" meta:object-count="0" meta:page-count="1" meta:paragraph-count="13" meta:word-count="145" meta:character-count="813" meta:non-whitespace-character-count="680"/>
  </office:meta>
</office:document-meta>
</file>